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431" officeooo:paragraph-rsid="0012a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18:00.435239242</meta:creation-date>
    <dc:date>2023-09-08T15:19:10.688412096</dc:date>
    <meta:editing-duration>PT1M11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3.7.2$Linux_X86_64 LibreOffice_project/30$Build-2</meta:generator>
  </office:meta>
</office:document-meta>
</file>